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cccc" draw:textarea-horizontal-align="justify" draw:textarea-vertical-align="middle" draw:auto-grow-height="false" fo:padding-top="0.128cm" fo:padding-bottom="0.128cm" fo:padding-left="0.256cm" fo:padding-right="0.256cm" fo:wrap-option="no-wrap" draw:shadow="hidden" draw:shadow-color="#000000"/>
    </style:style>
    <style:style style:name="gr3" style:family="graphic" style:parent-style-name="standard">
      <style:graphic-properties draw:stroke="none" draw:fill="none" draw:fill-color="#00cccc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4" style:family="graphic" style:parent-style-name="standard">
      <style:graphic-properties draw:stroke="none" draw:fill="none" draw:fill-color="#00cccc" draw:textarea-horizontal-align="left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5" style:family="graphic" style:parent-style-name="standard">
      <style:graphic-properties draw:stroke="none" draw:fill="none" draw:fill-color="#00cccc" draw:textarea-horizontal-align="left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pr1" style:family="presentation" style:parent-style-name="Title1-title">
      <style:graphic-properties draw:stroke="none" draw:fill="none" draw:fill-color="#00cccc" draw:textarea-horizontal-align="justify" draw:textarea-vertical-align="middle" draw:auto-grow-height="true" draw:auto-grow-width="false" fo:min-height="6.307cm" fo:min-width="0cm" fo:padding-top="0.128cm" fo:padding-bottom="0.128cm" fo:padding-left="0.256cm" fo:padding-right="0.256cm" fo:wrap-option="no-wrap" draw:shadow="hidden" draw:shadow-color="#000000"/>
    </style:style>
    <style:style style:name="pr2" style:family="presentation" style:parent-style-name="Title1-subtitle">
      <style:graphic-properties draw:stroke="none" draw:fill="none" draw:fill-color="#00cccc" draw:textarea-horizontal-align="justify" draw:textarea-vertical-align="top" draw:auto-grow-height="true" draw:auto-grow-width="false" fo:min-height="4.613cm" fo:min-width="0cm" fo:padding-top="0.128cm" fo:padding-bottom="0.128cm" fo:padding-left="0.256cm" fo:padding-right="0.256cm" fo:wrap-option="no-wrap" draw:shadow="hidden" draw:shadow-color="#000000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00cccc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no-wrap" draw:shadow="hidden" draw:shadow-color="#000000"/>
    </style:style>
    <style:style style:name="pr5" style:family="presentation" style:parent-style-name="Default-outline1">
      <style:graphic-properties draw:stroke="none" draw:fill="none" draw:fill-color="#00cccc" draw:textarea-horizontal-align="left" draw:textarea-vertical-align="top" draw:auto-grow-height="true" draw:auto-grow-width="false" fo:min-height="12.865cm" fo:min-width="0cm" fo:padding-top="0.13cm" fo:padding-bottom="0.13cm" fo:padding-left="0.25cm" fo:padding-right="0.25cm" fo:wrap-option="no-wrap" draw:shadow="hidden" draw:shadow-color="#000000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outline1">
      <style:graphic-properties draw:stroke="none" draw:fill="none" draw:fill-color="#00cccc" draw:textarea-horizontal-align="left" draw:textarea-vertical-align="top" draw:auto-grow-height="true" draw:auto-grow-width="false" fo:min-height="13.922cm" fo:min-width="0cm" fo:padding-top="0.13cm" fo:padding-bottom="0.13cm" fo:padding-left="0.25cm" fo:padding-right="0.25cm" fo:wrap-option="no-wrap" draw:shadow="hidden" draw:shadow-color="#000000"/>
    </style:style>
    <style:style style:name="P1" style:family="paragraph">
      <style:paragraph-properties fo:margin-left="0cm" fo:margin-right="0cm" fo:line-height="100%" fo:text-align="center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46cm" fo:margin-bottom="0cm" fo:line-height="90%" text:enable-numbering="false" fo:text-indent="0cm"/>
    </style:style>
    <style:style style:name="P4" style:family="paragraph">
      <style:paragraph-properties fo:margin-left="0cm" fo:margin-right="0cm" fo:margin-top="0.141cm" fo:margin-bottom="0cm" fo:line-height="90%" text:enable-numbering="false" fo:text-indent="0cm"/>
    </style:style>
    <style:style style:name="P5" style:family="paragraph">
      <style:paragraph-properties fo:margin-left="0cm" fo:margin-right="0cm" fo:margin-top="0.141cm" fo:margin-bottom="0cm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.952cm" fo:margin-right="0cm" fo:margin-top="0.282cm" fo:margin-bottom="0cm" text:enable-numbering="true" fo:text-indent="-0.952cm"/>
    </style:style>
    <style:style style:name="P8" style:family="paragraph">
      <style:paragraph-properties fo:margin-left="0.952cm" fo:margin-right="0cm" fo:margin-top="0.282cm" fo:margin-bottom="0cm" text:enable-numbering="false" fo:text-indent="-0.952cm"/>
    </style:style>
    <style:style style:name="P9" style:family="paragraph">
      <style:paragraph-properties fo:margin-left="0.952cm" fo:margin-right="0cm" fo:margin-top="0.176cm" fo:margin-bottom="0cm" fo:line-height="80%" text:enable-numbering="false" fo:text-indent="-0.952cm"/>
    </style:style>
    <style:style style:name="P10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P11" style:family="paragraph">
      <style:paragraph-properties fo:margin-left="0.952cm" fo:margin-right="0cm" fo:margin-top="0.211cm" fo:margin-bottom="0cm" fo:line-height="80%" text:enable-numbering="true" fo:text-indent="-0.952cm"/>
    </style:style>
    <style:style style:name="P12" style:family="paragraph">
      <style:paragraph-properties fo:margin-left="0.952cm" fo:margin-right="0cm" fo:margin-top="0.211cm" fo:margin-bottom="0cm" fo:line-height="80%" text:enable-numbering="false" fo:text-indent="-0.952cm"/>
    </style:style>
    <style:style style:name="P13" style:family="paragraph">
      <style:paragraph-properties fo:margin-left="0cm" fo:margin-right="0cm" fo:margin-top="0.529cm" fo:margin-bottom="0cm" text:enable-numbering="false" fo:text-indent="0cm"/>
    </style:style>
    <style:style style:name="P14" style:family="paragraph">
      <style:paragraph-properties fo:margin-left="0.952cm" fo:margin-right="0cm" fo:margin-top="0.211cm" fo:margin-bottom="0cm" text:enable-numbering="false" fo:text-indent="-0.952cm"/>
    </style:style>
    <style:style style:name="P15" style:family="paragraph">
      <style:paragraph-properties fo:margin-left="2.063cm" fo:margin-right="0cm" fo:margin-top="0.176cm" fo:margin-bottom="0cm" fo:line-height="80%" fo:text-align="start" text:enable-numbering="true" fo:text-indent="-0.793cm" style:punctuation-wrap="hanging" style:line-break="strict" style:writing-mode="lr-tb"/>
    </style:style>
    <style:style style:name="P16" style:family="paragraph">
      <style:paragraph-properties fo:margin-left="0cm" fo:margin-right="0cm" text:enable-numbering="false" fo:text-indent="0cm"/>
    </style:style>
    <style:style style:name="T1" style:family="text">
      <style:text-properties fo:color="#ffff66" fo:font-family="TimesNewRomanPS-ItalicMT" style:font-pitch="variable" fo:font-size="32pt" fo:language="en" fo:country="GB" fo:font-style="italic" style:font-size-asian="32pt" style:font-size-complex="32pt"/>
    </style:style>
    <style:style style:name="T2" style:family="text">
      <style:text-properties fo:color="#ffff00" fo:font-size="28pt" fo:language="lt" fo:country="LT" fo:font-style="italic" fo:font-weight="bold" style:font-size-asian="28pt" style:font-size-complex="28pt"/>
    </style:style>
    <style:style style:name="T3" style:family="text">
      <style:text-properties fo:color="#ffff00" fo:font-size="20pt" fo:language="lt" fo:country="LT" style:font-size-asian="20pt" style:font-size-complex="20pt"/>
    </style:style>
    <style:style style:name="T4" style:family="text">
      <style:text-properties fo:color="#cc99ff" fo:font-size="16pt" fo:language="lt" fo:country="LT" fo:font-style="italic" style:font-size-asian="16pt" style:font-size-complex="16pt"/>
    </style:style>
    <style:style style:name="T5" style:family="text">
      <style:text-properties fo:color="#ccccff" fo:font-size="16pt" fo:language="lt" fo:country="LT" fo:font-weight="bold" style:font-size-asian="16pt" style:font-size-complex="16pt"/>
    </style:style>
    <style:style style:name="T6" style:family="text">
      <style:text-properties fo:color="#ccccff" fo:font-size="18pt" fo:language="lt" fo:country="LT" fo:font-weight="bold" style:font-size-asian="18pt" style:font-size-complex="18pt"/>
    </style:style>
    <style:style style:name="T7" style:family="text">
      <style:text-properties fo:color="#ccccff" fo:font-size="18pt" fo:language="en" fo:country="US" fo:font-weight="bold" style:font-size-asian="18pt" style:font-size-complex="18pt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fo:font-size="16pt" fo:language="lt" fo:country="LT" style:font-size-asian="16pt" style:font-size-complex="16pt"/>
    </style:style>
    <style:style style:name="T10" style:family="text">
      <style:text-properties fo:color="#ffff66" fo:language="lt" fo:country="LT"/>
    </style:style>
    <style:style style:name="T11" style:family="text">
      <style:text-properties fo:language="lt" fo:country="LT"/>
    </style:style>
    <style:style style:name="T12" style:family="text">
      <style:text-properties fo:color="#ffff66" fo:font-size="44pt" fo:language="lt" fo:country="LT" style:font-size-asian="44pt" style:font-size-complex="44pt"/>
    </style:style>
    <style:style style:name="T13" style:family="text">
      <style:text-properties fo:color="#ffffff" fo:font-size="20pt" fo:language="lt" fo:country="LT" fo:text-shadow="1pt 1pt" fo:font-weight="bold" style:font-size-asian="20pt" style:font-size-complex="20pt"/>
    </style:style>
    <style:style style:name="T14" style:family="text">
      <style:text-properties fo:color="#ffffff" fo:font-family="Arial" style:font-family-generic="swiss" style:font-pitch="variable" fo:font-size="20pt" fo:language="en" fo:country="GB" fo:text-shadow="1pt 1pt" style:font-size-asian="20pt" style:font-size-complex="20pt"/>
    </style:style>
    <style:style style:name="T15" style:family="text">
      <style:text-properties fo:color="#ffffff" fo:font-family="Arial" style:font-family-generic="swiss" style:font-pitch="variable" fo:font-size="20pt" fo:language="lt" fo:country="LT" fo:text-shadow="1pt 1pt" style:font-size-asian="20pt" style:font-size-complex="20pt"/>
    </style:style>
    <style:style style:name="T16" style:family="text">
      <style:text-properties fo:color="#ffffff" fo:font-family="Arial" style:font-family-generic="swiss" style:font-pitch="variable" fo:language="en" fo:country="GB" fo:text-shadow="1pt 1pt"/>
    </style:style>
    <style:style style:name="T17" style:family="text">
      <style:text-properties fo:color="#ffffff" fo:font-family="Arial" style:font-family-generic="swiss" style:font-pitch="variable" fo:language="lt" fo:country="LT" fo:text-shadow="1pt 1pt"/>
    </style:style>
    <style:style style:name="T18" style:family="text">
      <style:text-properties fo:color="#ffffff" fo:language="lt" fo:country="LT"/>
    </style:style>
    <style:style style:name="T19" style:family="text">
      <style:text-properties fo:color="#ffffff" fo:language="en" fo:country="GB"/>
    </style:style>
    <style:style style:name="T20" style:family="text">
      <style:text-properties fo:color="#ffffff" fo:font-size="32pt" fo:language="lt" fo:country="LT" fo:text-shadow="1pt 1pt" style:font-size-asian="32pt" style:font-size-complex="32pt"/>
    </style:style>
    <style:style style:name="T21" style:family="text">
      <style:text-properties fo:color="#ffffff" fo:font-size="28pt" fo:language="lt" fo:country="LT" fo:text-shadow="1pt 1pt" style:font-size-asian="28pt" style:font-size-complex="28pt"/>
    </style:style>
    <style:style style:name="T22" style:family="text">
      <style:text-properties fo:color="#ccccff" fo:font-size="32pt" fo:language="en" fo:country="US" fo:text-shadow="1pt 1pt" fo:font-weight="bold" style:font-size-asian="32pt" style:font-size-complex="32pt"/>
    </style:style>
    <style:style style:name="T23" style:family="text">
      <style:text-properties fo:color="#ffffff" fo:font-size="32pt" fo:language="en" fo:country="US" fo:text-shadow="1pt 1pt" fo:font-weight="bold" style:font-size-asian="32pt" style:font-size-complex="32pt"/>
    </style:style>
    <style:style style:name="T24" style:family="text">
      <style:text-properties fo:color="#ffffff" fo:font-size="32pt" fo:language="lt" fo:country="LT" fo:text-shadow="1pt 1pt" fo:font-weight="bold" style:font-size-asian="32pt" style:font-size-complex="32pt"/>
    </style:style>
    <style:style style:name="T25" style:family="text">
      <style:text-properties fo:color="#ffff00" fo:font-size="32pt" fo:language="lt" fo:country="LT" fo:text-shadow="1pt 1pt" fo:font-weight="bold" style:font-size-asian="32pt" style:font-size-complex="32pt"/>
    </style:style>
    <style:style style:name="T26" style:family="text">
      <style:text-properties fo:color="#ffff00" fo:font-size="32pt" fo:language="en" fo:country="US" fo:text-shadow="1pt 1pt" fo:font-weight="bold" style:font-size-asian="32pt" style:font-size-complex="32pt"/>
    </style:style>
    <style:style style:name="T27" style:family="text">
      <style:text-properties fo:color="#ccccff" fo:font-size="28pt" fo:language="lt" fo:country="LT" fo:text-shadow="1pt 1pt" fo:font-weight="bold" style:font-size-asian="28pt" style:font-size-complex="28pt"/>
    </style:style>
    <style:style style:name="T28" style:family="text">
      <style:text-properties fo:color="#ccccff" fo:font-size="32pt" fo:language="lt" fo:country="LT" fo:text-shadow="1pt 1pt" fo:font-weight="bold" style:font-size-asian="32pt" style:font-size-complex="32pt"/>
    </style:style>
    <style:style style:name="T29" style:family="text">
      <style:text-properties fo:color="#ffffff" fo:font-size="32pt" fo:language="en" fo:country="US" fo:text-shadow="1pt 1pt" style:font-size-asian="32pt" style:font-size-complex="32pt"/>
    </style:style>
    <style:style style:name="T30" style:family="text">
      <style:text-properties fo:color="#ffff00" fo:font-size="32pt" fo:language="lt" fo:country="LT" fo:text-shadow="1pt 1pt" style:font-size-asian="32pt" style:font-size-complex="32pt"/>
    </style:style>
    <style:style style:name="T31" style:family="text">
      <style:text-properties fo:color="#ccccff" fo:font-size="32pt" fo:language="en" fo:country="US" fo:text-shadow="1pt 1pt" style:font-size-asian="32pt" style:font-size-complex="32pt"/>
    </style:style>
    <style:style style:name="T32" style:family="text">
      <style:text-properties fo:color="#ccccff" fo:font-size="28pt" fo:language="en" fo:country="US" fo:text-shadow="1pt 1pt" fo:font-weight="bold" style:font-size-asian="28pt" style:font-size-complex="28pt"/>
    </style:style>
    <style:style style:name="T33" style:family="text">
      <style:text-properties fo:font-size="24pt" fo:language="en" fo:country="US" fo:font-weight="bold" style:font-size-asian="24pt" style:font-size-complex="24pt"/>
    </style:style>
    <style:style style:name="T34" style:family="text">
      <style:text-properties fo:font-size="24pt" fo:language="lt" fo:country="LT" fo:font-weight="bold" style:font-size-asian="24pt" style:font-size-complex="24pt"/>
    </style:style>
    <style:style style:name="T35" style:family="text">
      <style:text-properties fo:font-size="24pt" fo:language="en" fo:country="US" style:font-size-asian="24pt" style:font-size-complex="24pt"/>
    </style:style>
    <style:style style:name="T36" style:family="text">
      <style:text-properties fo:font-size="24pt" fo:language="lt" fo:country="LT" style:font-size-asian="24pt" style:font-size-complex="24pt"/>
    </style:style>
    <style:style style:name="T37" style:family="text">
      <style:text-properties fo:color="#ffff00" fo:font-size="24pt" fo:language="en" fo:country="US" style:font-size-asian="24pt" style:font-size-complex="24pt"/>
    </style:style>
    <style:style style:name="T38" style:family="text">
      <style:text-properties fo:color="#ffff00" fo:font-size="24pt" fo:language="lt" fo:country="LT" style:font-size-asian="24pt" style:font-size-complex="24pt"/>
    </style:style>
    <style:style style:name="T39" style:family="text">
      <style:text-properties fo:color="#ccccff" fo:font-size="24pt" fo:language="lt" fo:country="LT" style:font-size-asian="24pt" style:font-size-complex="24pt"/>
    </style:style>
    <style:style style:name="T40" style:family="text">
      <style:text-properties fo:color="#ffff66" fo:language="lt" fo:country="LT" fo:text-shadow="1pt 1pt" fo:font-weight="bold"/>
    </style:style>
    <style:style style:name="T41" style:family="text">
      <style:text-properties fo:color="#ffffff" style:text-line-through-style="none" style:text-position="0% 100%" fo:font-family="'Times New Roman'" style:font-family-generic="roman" style:font-pitch="variable" fo:font-size="20pt" fo:language="lt" fo:country="LT" fo:font-style="normal" fo:text-shadow="1pt 1pt" style:text-underline-style="none" fo:font-weight="bold" style:font-size-asian="20pt" style:font-size-complex="20pt" style:font-relief="none"/>
    </style:style>
    <style:style style:name="T42" style:family="text">
      <style:text-properties fo:color="#ffff66" fo:font-size="48pt" fo:language="lt" fo:country="LT" style:font-size-asian="48pt" style:font-size-complex="48pt"/>
    </style:style>
    <text:list-style style:name="L1">
      <text:list-level-style-bullet text:level="1" text:bullet-char="•">
        <style:text-properties fo:font-family="TimesNewRomanPS-ItalicMT" style:font-pitch="variable" fo:color="#ffff66" fo:font-size="100%"/>
      </text:list-level-style-bullet>
    </text:list-style>
    <text:list-style style:name="L2">
      <text:list-level-style-bullet text:level="1" text:bullet-char="">
        <style:text-properties fo:font-family="Wingdings" style:font-pitch="variable" style:font-charset="x-symbol" fo:color="#00ffff" fo:font-size="75%"/>
      </text:list-level-style-bullet>
      <text:list-level-style-bullet text:level="2" text:bullet-char="">
        <style:list-level-properties text:space-before="1.27cm"/>
        <style:text-properties fo:font-family="Wingdings" style:font-pitch="variable" style:font-charset="x-symbol" fo:color="#cc99ff" fo:font-size="60%"/>
      </text:list-level-style-bullet>
      <text:list-level-style-bullet text:level="3" text:bullet-char="">
        <style:list-level-properties text:space-before="2.54cm"/>
        <style:text-properties fo:font-family="Wingdings" style:font-pitch="variable" style:font-charset="x-symbol" fo:color="#00ffff" fo:font-size="6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–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–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–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–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–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ffff66" fo:font-size="100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00ffff" fo:font-size="75%"/>
      </text:list-level-style-bullet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cc99ff" fo:font-size="60%"/>
      </text:list-level-style-bullet>
      <text:list-level-style-bullet text:level="3" text:bullet-char="">
        <style:list-level-properties text:space-before="2.54cm" text:min-label-width="0.635cm"/>
        <style:text-properties fo:font-family="Wingdings" style:font-pitch="variable" style:font-charset="x-symbol" fo:color="#00ffff" fo:font-size="6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</text:list-style>
    <text:list-style style:name="L5">
      <text:list-level-style-bullet text:level="1" text:bullet-char="">
        <style:list-level-properties text:min-label-width="0.952cm"/>
        <style:text-properties fo:font-family="Wingdings" style:font-pitch="variable" style:font-charset="x-symbol" fo:color="#00ffff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7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ffff" fo:font-size="75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Vilniaus miesto savivaldybė. Konferencija.</presentation:footer-decl>
      <draw:page draw:name="Atvirojo kodo portalo galimybių naudojimas valstybės organizacijos informacijos sklaidai tinkluose 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59cm" svg:height="6.563cm" svg:x="3.175cm" svg:y="2.963cm" presentation:class="title" presentation:user-transformed="true">
          <draw:text-box>
            <text:p text:style-name="P1"><text:span text:style-name="T1">Atvirojo kodo portalo galimybių naudojimas valstybės organizacijos informacijos sklaidai tinkluose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5.239cm" svg:x="5.08cm" svg:y="10.795cm" presentation:class="subtitle" presentation:user-transformed="true">
          <draw:text-box>
            <text:p text:style-name="P3"><text:span text:style-name="T2">Juozas Zalatorius</text:span></text:p>
            <text:p text:style-name="P4"><text:span text:style-name="T3"><text:line-break/></text:span><text:span text:style-name="T3">Ekspertas</text:span><text:span text:style-name="T4"><text:line-break/></text:span><text:span text:style-name="T5">Vilniaus Gedimino technikos Universitetas</text:span></text:p>
            <text:p text:style-name="P4"><text:span text:style-name="T6"><text:a xlink:href="mailto:juozas@ktl.mii.lt">juozas</text:a></text:span><text:span text:style-name="T7"><text:a xlink:href="mailto:juozas@ktl.mii.lt">@</text:a></text:span><text:span text:style-name="T7"><text:a xlink:href="mailto:juozas@ktl.mii.lt">ktl</text:a></text:span><text:span text:style-name="T7"><text:a xlink:href="mailto:juozas@ktl.mii.lt">.</text:a></text:span><text:span text:style-name="T7"><text:a xlink:href="mailto:juozas@ktl.mii.lt">mii</text:a></text:span><text:span text:style-name="T7"><text:a xlink:href="mailto:juozas@ktl.mii.lt">.</text:a></text:span><text:span text:style-name="T7"><text:a xlink:href="mailto:juozas@ktl.mii.lt">lt</text:a></text:span><text:span text:style-name="T8"> </text:span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pie ką kalbėsime?" draw:style-name="dp1" draw:master-page-name="Default" presentation:presentation-page-layout-name="AL2T1" presentation:use-footer-name="ftr1">
        <draw:frame presentation:style-name="pr4" draw:text-style-name="P2" draw:layer="layout" svg:width="22.649cm" svg:height="3.176cm" svg:x="1.692cm" svg:y="0.846cm" presentation:class="title" presentation:user-transformed="true">
          <draw:text-box>
            <text:p text:style-name="P6"><text:span text:style-name="T10">Apie ką kalbėsime?</text:span></text:p>
          </draw:text-box>
        </draw:frame>
        <draw:frame presentation:style-name="pr5" draw:text-style-name="P2" draw:layer="layout" svg:width="21.59cm" svg:height="13.125cm" svg:x="3.175cm" svg:y="5.503cm" presentation:class="outline" presentation:user-transformed="true">
          <draw:text-box>
            <text:list text:style-name="L4">
              <text:list-item>
                <text:p text:style-name="P7"><text:span text:style-name="T11">Problemos</text:span></text:p>
              </text:list-item>
            </text:list>
            <text:list text:style-name="L4">
              <text:list-item>
                <text:p text:style-name="P7"><text:span text:style-name="T11">Reikalavimai</text:span></text:p>
              </text:list-item>
            </text:list>
            <text:list text:style-name="L4">
              <text:list-item>
                <text:p text:style-name="P7"><text:span text:style-name="T11">Galimi sprendimai ir reikalingos savybės</text:span></text:p>
              </text:list-item>
            </text:list>
            <text:list text:style-name="L4">
              <text:list-item>
                <text:p text:style-name="P7"><text:span text:style-name="T11">Pavyzdys ir iliustracijos</text:span></text:p>
              </text:list-item>
            </text:list>
            <text:list text:style-name="L4">
              <text:list-item>
                <text:p text:style-name="P7"><text:span text:style-name="T11">Klausimai </text:span></text:p>
              </text:list-item>
            </text:list>
            <text:list text:style-name="L4"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use-footer-name="ftr1">
        <draw:custom-shape draw:style-name="gr2" draw:text-style-name="P2" draw:layer="layout" svg:width="22.649cm" svg:height="3.175cm" svg:x="1.693cm" svg:y="0.847cm">
          <text:p text:style-name="P6"><text:span text:style-name="T12">Problem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072cm" svg:height="14.816cm" svg:x="2.328cm" svg:y="3.387cm">
          <text:list text:style-name="L5">
            <text:list-item>
              <text:p text:style-name="P9"><text:span text:style-name="T13"/></text:p>
            </text:list-item>
          </text:list>
          <text:list text:style-name="L5">
            <text:list-item>
              <text:p text:style-name="P10"><text:span text:style-name="T14">Organizacija dideliais tempais vysto savo informacines sistemas.</text:span></text:p>
            </text:list-item>
          </text:list>
          <text:list text:style-name="L5">
            <text:list-item>
              <text:p text:style-name="P10"><text:span text:style-name="T14">Organizacija rengia ir vykdo stambius investicinius projektus IT </text:span><text:span text:style-name="T14"><text:line-break/></text:span><text:span text:style-name="T14">srityje.</text:span></text:p>
            </text:list-item>
          </text:list>
          <text:list text:style-name="L5">
            <text:list-item>
              <text:p text:style-name="P10"><text:span text:style-name="T14">Organizacijai negali (tačiau tai būtina) staigiai pakelti savo </text:span><text:span text:style-name="T14"><text:line-break/></text:span><text:span text:style-name="T14">darbuotojų kvalifikacijos (apmokyti, permokyti,…), nes tam vidutiniškai </text:span><text:span text:style-name="T15"><text:s/></text:span><text:span text:style-name="T14">skiriama tik 1-3% turimų lėšų.</text:span></text:p>
            </text:list-item>
          </text:list>
          <text:list text:style-name="L5">
            <text:list-item>
              <text:p text:style-name="P10"><text:span text:style-name="T14">Organizacija neturi pakankamo kiekio „nuosavų“ aukštos klasės IT </text:span><text:span text:style-name="T14"><text:line-break/></text:span><text:span text:style-name="T14">specialistų (turinčių gerą patirtį naujų technologijų įsisavinimo ir didelių </text:span><text:span text:style-name="T14"><text:line-break/></text:span><text:span text:style-name="T14">projektų parengimo ir valdymo srityje), kurie galėtų organizacijos problemas</text:span><text:span text:style-name="T15"> </text:span><text:span text:style-name="T14">išspręsti pilnai.</text:span></text:p>
            </text:list-item>
          </text:list>
          <text:list text:style-name="L5">
            <text:list-item>
              <text:p text:style-name="P10"><text:span text:style-name="T14">Nepaprastai svarbiu tampa informacijos saugos aspektas (nesenas SODROS</text:span><text:span text:style-name="T15"> </text:span><text:span text:style-name="T14">pavyzdys)</text:span></text:p>
            </text:list-item>
          </text:list>
          <text:list text:style-name="L5">
            <text:list-item>
              <text:p text:style-name="P10"><text:span text:style-name="T14">Išleistos ES direktyvos įsakmiai deklaruoja būtinybę teikti </text:span><text:span text:style-name="T14"><text:line-break/></text:span><text:span text:style-name="T14">gyventojams ir verslui informaciją ir paslaugas tinkle, o tam nei resursų</text:span><text:span text:style-name="T15"> </text:span><text:span text:style-name="T14">nei sugebėjimų organizacijoje nepakanka</text:span><text:span text:style-name="T14"><text:line-break/></text:span><text:span text:style-name="T14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footer-name="ftr1">
        <draw:custom-shape draw:style-name="gr2" draw:text-style-name="P2" draw:layer="layout" svg:width="22.649cm" svg:height="3.175cm" svg:x="1.693cm" svg:y="0.847cm">
          <text:p text:style-name="P6"><text:span text:style-name="T12">Poreiki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072cm" svg:height="10.372cm" svg:x="2.328cm" svg:y="4.868cm">
          <text:list text:style-name="L5">
            <text:list-item>
              <text:p text:style-name="P9"><text:span text:style-name="T13"/></text:p>
            </text:list-item>
          </text:list>
          <text:list text:style-name="L5">
            <text:list-item>
              <text:p text:style-name="P11"><text:span text:style-name="T16">Rengti ir valdyti stambius ITT projektus.</text:span><text:span text:style-name="T17"><text:line-break/></text:span><text:span text:style-name="T17"/></text:p>
            </text:list-item>
          </text:list>
          <text:list text:style-name="L5">
            <text:list-item>
              <text:p text:style-name="P11"><text:span text:style-name="T16">Užtikrinti ITT sistemų vystymą, kontrolę ir saugumą</text:span><text:span text:style-name="T17">.</text:span><text:span text:style-name="T17"><text:line-break/></text:span><text:span text:style-name="T17"/></text:p>
            </text:list-item>
          </text:list>
          <text:list text:style-name="L5">
            <text:list-item>
              <text:p text:style-name="P11"><text:span text:style-name="T16">Turėti saugią informacijos sklaidos sistemą darbuotojams ir</text:span><text:span text:style-name="T17"> </text:span><text:span text:style-name="T16">paslaugų vartotojams</text:span><text:span text:style-name="T17">.</text:span><text:span text:style-name="T17"><text:line-break/></text:span><text:span text:style-name="T17"/></text:p>
            </text:list-item>
          </text:list>
          <text:list text:style-name="L5">
            <text:list-item>
              <text:p text:style-name="P11"><text:span text:style-name="T16">Palengvinti darbuotojų kvalifikacijos kėlimo problemą</text:span></text:p>
            </text:list-item>
          </text:list>
          <text:list text:style-name="L5">
            <text:list-item>
              <text:p text:style-name="P12"><text:span text:style-name="T17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footer-name="ftr1">
        <draw:custom-shape draw:style-name="gr2" draw:text-style-name="P2" draw:layer="layout" svg:width="22.649cm" svg:height="3.175cm" svg:x="1.693cm" svg:y="0.847cm">
          <text:p text:style-name="P6"><text:span text:style-name="T12">Galimi sprendima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072cm" svg:height="5.926cm" svg:x="2.328cm" svg:y="3.387cm">
          <text:list text:style-name="L5">
            <text:list-item>
              <text:p text:style-name="P9"><text:span text:style-name="T13"/></text:p>
            </text:list-item>
          </text:list>
          <text:list text:style-name="L5">
            <text:list-item>
              <text:p text:style-name="P11"><text:span text:style-name="T17">Naudoti komercinę PĮ</text:span><text:span text:style-name="T17"><text:line-break/></text:span><text:span text:style-name="T17"/></text:p>
            </text:list-item>
          </text:list>
          <text:list text:style-name="L5">
            <text:list-item>
              <text:p text:style-name="P11"><text:span text:style-name="T17">Naudoti AK programinę įrangą</text:span><text:span text:style-name="T17"><text:line-break/></text:span><text:span text:style-name="T17"/></text:p>
            </text:list-item>
          </text:list>
          <text:list text:style-name="L5">
            <text:list-item>
              <text:p text:style-name="P11"><text:span text:style-name="T17">Kurti „mišrias sistemas“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0.109cm" svg:height="4.325cm" svg:x="2.963cm" svg:y="11.007cm">
          <text:p text:style-name="P13"><text:span text:style-name="T18">Toliau </text:span><text:span text:style-name="T19">pabandy</text:span><text:span text:style-name="T18">sime </text:span><text:span text:style-name="T19">pavyzdžiais parodyti, kaip tokių problemų sprendimui </text:span><text:span text:style-name="T18"><text:s/></text:span><text:span text:style-name="T19">galima panaudoti atviro kodo technologija.</text:span><text:span text:style-name="T19"><text:line-break/></text:span><text:span text:style-name="T19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footer-name="ftr1">
        <draw:custom-shape draw:style-name="gr2" draw:text-style-name="P2" draw:layer="layout" svg:width="22.649cm" svg:height="2.54cm" svg:x="1.693cm" svg:y="0.847cm">
          <text:p text:style-name="P6"><text:span text:style-name="T12">Portalo programinė įrang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495cm" svg:height="13.335cm" svg:x="1.905cm" svg:y="4.022cm">
          <text:list text:style-name="L5">
            <text:list-item>
              <text:p text:style-name="P7"><text:span text:style-name="T20">Pvz.: INFOBALT </text:span><text:span text:style-name="T21">IST4BALT PORTALAS</text:span><text:span text:style-name="T20"> </text:span><text:span text:style-name="T20"><text:line-break/></text:span><text:span text:style-name="T20"/></text:p>
            </text:list-item>
          </text:list>
          <text:list text:style-name="L5">
            <text:list-item>
              <text:p text:style-name="P7"><text:span text:style-name="T22">Plone</text:span><text:span text:style-name="T23">: </text:span><text:span text:style-name="T24">Atvirojo kodo </text:span><text:span text:style-name="T25">Turinio valdymo sistema (C</text:span><text:span text:style-name="T26">ontent Management System</text:span><text:span text:style-name="T25">) </text:span><text:span text:style-name="T24"><text:line-break/></text:span><text:span text:style-name="T27"><text:a xlink:href="http://plone.org/">http://</text:a></text:span><text:span text:style-name="T27"><text:a xlink:href="http://plone.org/">plone</text:a></text:span><text:span text:style-name="T27"><text:a xlink:href="http://plone.org/">.</text:a></text:span><text:span text:style-name="T27"><text:a xlink:href="http://plone.org/">org</text:a></text:span><text:span text:style-name="T24"> </text:span><text:span text:style-name="T24"><text:line-break/></text:span><text:span text:style-name="T24"/></text:p>
            </text:list-item>
          </text:list>
          <text:list text:style-name="L5">
            <text:list-item>
              <text:p text:style-name="P7"><text:span text:style-name="T28">Zope</text:span><text:span text:style-name="T24">: Atvirojo kodo</text:span><text:span text:style-name="T29"> </text:span><text:span text:style-name="T30">Tinklo taikymų serveris;</text:span></text:p>
            </text:list-item>
          </text:list>
          <text:list text:style-name="L5">
            <text:list-item>
              <text:p text:style-name="P7"><text:span text:style-name="T31"><text:a xlink:href="http://www.python.org/">Python</text:a></text:span><text:span text:style-name="T29"> program</text:span><text:span text:style-name="T20">avimo kalba <text:s text:c="2"/></text:span><text:span text:style-name="T20"><text:line-break/></text:span><text:span text:style-name="T32"><text:a xlink:href="http://zope.org/WhatIsZope">http://</text:a></text:span><text:span text:style-name="T32"><text:a xlink:href="http://zope.org/WhatIsZope">zope</text:a></text:span><text:span text:style-name="T32"><text:a xlink:href="http://zope.org/WhatIsZope">.org/</text:a></text:span><text:span text:style-name="T32"><text:a xlink:href="http://zope.org/WhatIsZope">WhatIsZope</text:a></text:span><text:span text:style-name="T20"> </text:span></text:p>
            </text:list-item>
          </text:list>
          <text:list text:style-name="L5">
            <text:list-item>
              <text:p text:style-name="P8"><text:span text:style-name="T20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lone" draw:style-name="dp1" draw:master-page-name="Default" presentation:presentation-page-layout-name="AL2T1" presentation:use-footer-name="ftr1">
        <draw:frame presentation:style-name="pr4" draw:text-style-name="P2" draw:layer="layout" svg:width="22.649cm" svg:height="3.176cm" svg:x="1.692cm" svg:y="0.846cm" presentation:class="title" presentation:user-transformed="true">
          <draw:text-box>
            <text:p text:style-name="P6"><text:span text:style-name="T10">Plone</text:span></text:p>
          </draw:text-box>
        </draw:frame>
        <draw:frame presentation:style-name="pr7" draw:text-style-name="P2" draw:layer="layout" svg:width="21.59cm" svg:height="14.723cm" svg:x="3.175cm" svg:y="4.021cm" presentation:class="outline" presentation:user-transformed="true">
          <draw:text-box>
            <text:list text:style-name="L4">
              <text:list-item>
                <text:p text:style-name="P11"><text:span text:style-name="T33">Plone </text:span><text:span text:style-name="T34">labai lengva naudoti. Patogu įdėti naujus dokumentus, redaguoti juos, keisti turinį, atnaujinti informaciją.</text:span><text:span text:style-name="T35">.</text:span><text:span text:style-name="T36"><text:line-break/></text:span><text:span text:style-name="T36"/></text:p>
              </text:list-item>
            </text:list>
            <text:list text:style-name="L4">
              <text:list-item>
                <text:p text:style-name="P11"><text:span text:style-name="T33">Plone</text:span><text:span text:style-name="T34"> labai lengva instaliuoti. Kelios minutės</text:span><text:span text:style-name="T37">.</text:span><text:span text:style-name="T38"><text:line-break/></text:span><text:span text:style-name="T38"/></text:p>
              </text:list-item>
            </text:list>
            <text:list text:style-name="L4">
              <text:list-item>
                <text:p text:style-name="P11"><text:span text:style-name="T33">Plone</text:span><text:span text:style-name="T34"> internacinalizuota. Lokalizuojama be problemų. Lengva daugiakalbystė</text:span><text:span text:style-name="T35">.</text:span><text:span text:style-name="T36"><text:line-break/></text:span><text:span text:style-name="T36"/></text:p>
              </text:list-item>
            </text:list>
            <text:list text:style-name="L4">
              <text:list-item>
                <text:p text:style-name="P11"><text:span text:style-name="T33">Plone </text:span><text:span text:style-name="T34">atitinka visus standartus.</text:span><text:span text:style-name="T35"> W3C's</text:span><text:span text:style-name="T36">.</text:span><text:span text:style-name="T35"> </text:span><text:span text:style-name="T36"><text:s text:c="2"/></text:span><text:span text:style-name="T35">AA </text:span><text:span text:style-name="T36">įvertis pasiekiamumui (</text:span><text:span text:style-name="T35">for accessibility</text:span><text:span text:style-name="T36">), </text:span><text:span text:style-name="T35"><text:s/>web standar</text:span><text:span text:style-name="T36">tai (</text:span><text:span text:style-name="T35">XHTML</text:span><text:span text:style-name="T36">, </text:span><text:span text:style-name="T35">CSS</text:span><text:span text:style-name="T36">)</text:span><text:span text:style-name="T35">.</text:span><text:span text:style-name="T36"><text:line-break/></text:span><text:span text:style-name="T36"/></text:p>
              </text:list-item>
            </text:list>
            <text:list text:style-name="L4">
              <text:list-item>
                <text:p text:style-name="P11"><text:span text:style-name="T36">Adresas: </text:span><text:span text:style-name="T39"><text:a xlink:href="http://plone.org/">http://</text:a></text:span><text:span text:style-name="T39"><text:a xlink:href="http://plone.org/">plone</text:a></text:span><text:span text:style-name="T39"><text:a xlink:href="http://plone.org/">.</text:a></text:span><text:span text:style-name="T39"><text:a xlink:href="http://plone.org/">org</text:a></text:span><text:span text:style-name="T36"> </text:span></text:p>
              </text:list-item>
            </text:list>
            <text:list text:style-name="L4">
              <text:list-item>
                <text:p text:style-name="P12"><text:span text:style-name="T36"/></text:p>
              </text:list-item>
            </text:list>
            <text:list text:style-name="L4">
              <text:list-item>
                <text:p text:style-name="P14"><text:span text:style-name="T3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footer-name="ftr1">
        <draw:custom-shape draw:style-name="gr2" draw:text-style-name="P2" draw:layer="layout" svg:width="22.018cm" svg:height="3.175cm" svg:x="1.693cm" svg:y="0.847cm">
          <text:p text:style-name="P6"><text:span text:style-name="T12">Plone instrumenta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86cm" svg:height="14.181cm" svg:x="1.905cm" svg:y="4.022cm">
          <text:list text:style-name="L5">
            <text:list-item>
              <text:p text:style-name="P11"><text:span text:style-name="T40">Bendravimo ir bendradarbiavimo įrankiai (Communication and collaboration tools):</text:span></text:p>
            </text:list-item>
          </text:list>
          <text:list text:style-name="L7">
            <text:list-item>
              <text:list>
                <text:list-item>
                  <text:p text:style-name="P15"><text:span text:style-name="T41">E-paštas, Naujienos, 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5"><text:span text:style-name="T41">Diskusijų Forumai, <text:s/>Kalendoriai, <text:s/>Kontaktai, Įvykiai, <text:s/>Blog’s</text:span></text:p>
                </text:list-item>
              </text:list>
            </text:list-item>
          </text:list>
          <text:list text:style-name="L5">
            <text:list-item>
              <text:p text:style-name="P11"><text:span text:style-name="T40">Turinio ir dokumentų valdymo sistema (Content and document management tools):</text:span></text:p>
            </text:list-item>
          </text:list>
          <text:list text:style-name="L7">
            <text:list-item>
              <text:list>
                <text:list-item>
                  <text:p text:style-name="P15"><text:span text:style-name="T41">Dokumentai, Failai, Bylos, Audio, <text:s/>Video, <text:s/>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5"><text:span text:style-name="T41">Vidiniai – išoriniai redaktoriai, dokumentų kūrimo eiga, 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5"><text:span text:style-name="T41">Daugialypės terpės (Multimedia) duomenų bazės</text:span></text:p>
                </text:list-item>
              </text:list>
            </text:list-item>
          </text:list>
          <text:list text:style-name="L5">
            <text:list-item>
              <text:p text:style-name="P11"><text:span text:style-name="T40">Svetainės valdymo įrankiai</text:span></text:p>
            </text:list-item>
          </text:list>
          <text:list text:style-name="L7">
            <text:list-item>
              <text:list>
                <text:list-item>
                  <text:p text:style-name="P15"><text:span text:style-name="T41">Vartotojai, <text:s/>Flowcharts, Saugumo įrankiai, 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5"><text:span text:style-name="T41">Testavimo įrankiai, Optimizavimo įrankiai, Matavimo įrankiai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5"><text:span text:style-name="T41">Papildomi Plone bendruomenėje kitų sukurti įrankiai</text:span></text:p>
                </text:list-item>
              </text:list>
            </text:list-item>
          </text:list>
          <text:list text:style-name="L5">
            <text:list-item>
              <text:p text:style-name="P11"><text:span text:style-name="T40">Duomenų bazės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footer-name="ftr1">
        <draw:custom-shape draw:style-name="gr5" draw:text-style-name="P2" draw:layer="layout" svg:width="11.606cm" svg:height="6.354cm" svg:x="6.985cm" svg:y="4.943cm">
          <text:p text:style-name="P16"><text:span text:style-name="T42">Ačiū už dėmesį!</text:span></text:p>
          <text:p text:style-name="P16"><text:span text:style-name="T42"/></text:p>
          <text:p text:style-name="P16"><text:span text:style-name="T42"><text:s text:c="5"/></text:span><text:span text:style-name="T42">Klausimai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3333ff" draw:start-intensity="100%" draw:end-intensity="100%" draw:angle="0" draw:border="0%"/>
    <draw:gradient draw:name="Gradient_20_8" draw:display-name="Gradient 8" draw:style="axial" draw:start-color="#000000" draw:end-color="#3333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f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00ffff" fo:font-size="75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cc99ff" fo:font-size="60%"/>
          </text:list-level-style-bullet>
          <text:list-level-style-bullet text:level="3" text:bullet-char="">
            <style:list-level-properties text:space-before="2.54cm"/>
            <style:text-properties fo:font-family="Wingdings" style:font-pitch="variable" style:font-charset="x-symbol" fo:color="#00ffff" fo:font-size="6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–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–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–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–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–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color="#3333ff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ffff" fo:font-size="75%"/>
          </text:list-level-style-bullet>
          <text:list-level-style-bullet text:level="2" text:bullet-char="">
            <style:list-level-properties text:space-before="1.27cm" text:min-label-width="0.793cm"/>
            <style:text-properties fo:font-family="Wingdings" style:font-pitch="variable" style:font-charset="x-symbol" fo:color="#cc99ff" fo:font-size="60%"/>
          </text:list-level-style-bullet>
          <text:list-level-style-bullet text:level="3" text:bullet-char="">
            <style:list-level-properties text:space-before="2.54cm" text:min-label-width="0.635cm"/>
            <style:text-properties fo:font-family="Wingdings" style:font-pitch="variable" style:font-charset="x-symbol" fo:color="#00ffff" fo:font-size="6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size-asian="32pt" style:font-size-complex="32pt" style:font-relief="none"/>
    </style:style>
    <style:style style:name="Default-outline3" style:family="presentation" style:parent-style-name="Default-outline2">
      <style:paragraph-properties fo:margin-left="3.175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size-asian="32pt" style:font-size-complex="32pt" style:font-relief="none"/>
    </style:style>
    <style:style style:name="Default-outline4" style:family="presentation" style:parent-style-name="Default-outline3">
      <style:paragraph-properties fo:margin-left="4.445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size-asian="32pt" style:font-size-complex="32pt" style:font-relief="none"/>
    </style:style>
    <style:style style:name="Default-outline5" style:family="presentation" style:parent-style-name="Default-outline4">
      <style:paragraph-properties fo:margin-left="5.715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size-asian="32pt" style:font-size-complex="32pt" style:font-relief="none"/>
    </style:style>
    <style:style style:name="Default-outline6" style:family="presentation" style:parent-style-name="Default-outline5">
      <style:paragraph-properties fo:margin-left="5.715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size-asian="32pt" style:font-size-complex="32pt" style:font-relief="none"/>
    </style:style>
    <style:style style:name="Default-outline7" style:family="presentation" style:parent-style-name="Default-outline6">
      <style:paragraph-properties fo:margin-left="5.715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size-asian="32pt" style:font-size-complex="32pt" style:font-relief="none"/>
    </style:style>
    <style:style style:name="Default-outline8" style:family="presentation" style:parent-style-name="Default-outline7">
      <style:paragraph-properties fo:margin-left="5.715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size-asian="32pt" style:font-size-complex="32pt" style:font-relief="none"/>
    </style:style>
    <style:style style:name="Default-outline9" style:family="presentation" style:parent-style-name="Default-outline8">
      <style:paragraph-properties fo:margin-left="5.715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size-asian="32pt" style:font-size-complex="32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f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00ffff" fo:font-size="75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cc99ff" fo:font-size="60%"/>
          </text:list-level-style-bullet>
          <text:list-level-style-bullet text:level="3" text:bullet-char="">
            <style:list-level-properties text:space-before="2.54cm"/>
            <style:text-properties fo:font-family="Wingdings" style:font-pitch="variable" style:font-charset="x-symbol" fo:color="#00ffff" fo:font-size="6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–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–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–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–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–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3333ff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ffff" fo:font-size="75%"/>
          </text:list-level-style-bullet>
          <text:list-level-style-bullet text:level="2" text:bullet-char="">
            <style:list-level-properties text:space-before="1.27cm" text:min-label-width="0.793cm"/>
            <style:text-properties fo:font-family="Wingdings" style:font-pitch="variable" style:font-charset="x-symbol" fo:color="#cc99ff" fo:font-size="60%"/>
          </text:list-level-style-bullet>
          <text:list-level-style-bullet text:level="3" text:bullet-char="">
            <style:list-level-properties text:space-before="2.54cm" text:min-label-width="0.635cm"/>
            <style:text-properties fo:font-family="Wingdings" style:font-pitch="variable" style:font-charset="x-symbol" fo:color="#00ffff" fo:font-size="6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size-asian="32pt" style:font-size-complex="32pt" style:font-relief="none"/>
    </style:style>
    <style:style style:name="Title1-outline3" style:family="presentation" style:parent-style-name="Title1-outline2">
      <style:paragraph-properties fo:margin-left="3.175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size-asian="32pt" style:font-size-complex="32pt" style:font-relief="none"/>
    </style:style>
    <style:style style:name="Title1-outline4" style:family="presentation" style:parent-style-name="Title1-outline3">
      <style:paragraph-properties fo:margin-left="4.445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size-asian="32pt" style:font-size-complex="32pt" style:font-relief="none"/>
    </style:style>
    <style:style style:name="Title1-outline5" style:family="presentation" style:parent-style-name="Title1-outline4">
      <style:paragraph-properties fo:margin-left="5.715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size-asian="32pt" style:font-size-complex="32pt" style:font-relief="none"/>
    </style:style>
    <style:style style:name="Title1-outline6" style:family="presentation" style:parent-style-name="Title1-outline5">
      <style:paragraph-properties fo:margin-left="5.715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size-asian="32pt" style:font-size-complex="32pt" style:font-relief="none"/>
    </style:style>
    <style:style style:name="Title1-outline7" style:family="presentation" style:parent-style-name="Title1-outline6">
      <style:paragraph-properties fo:margin-left="5.715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size-asian="32pt" style:font-size-complex="32pt" style:font-relief="none"/>
    </style:style>
    <style:style style:name="Title1-outline8" style:family="presentation" style:parent-style-name="Title1-outline7">
      <style:paragraph-properties fo:margin-left="5.715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size-asian="32pt" style:font-size-complex="32pt" style:font-relief="none"/>
    </style:style>
    <style:style style:name="Title1-outline9" style:family="presentation" style:parent-style-name="Title1-outline8">
      <style:paragraph-properties fo:margin-left="5.715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size-asian="32pt" style:font-size-complex="32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gradient" draw:fill-color="#3333ff" draw:fill-gradient-name="Gradient_20_7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3333ff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/>
    </style:style>
    <style:style style:name="gr4" style:family="graphic" style:parent-style-name="standard">
      <style:graphic-properties draw:stroke="none" draw:fill="solid" draw:fill-color="#3333ff" draw:opacity="50%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00cccc" draw:textarea-horizontal-align="left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 draw:shadow-color="#000000"/>
    </style:style>
    <style:style style:name="pr2" style:family="presentation" style:parent-style-name="Default-backgroundobjects">
      <style:graphic-properties draw:stroke="none" draw:fill="none" draw:fill-color="#00cccc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 draw:shadow-color="#000000"/>
    </style:style>
    <style:style style:name="pr3" style:family="presentation" style:parent-style-name="Default-backgroundobjects">
      <style:graphic-properties draw:stroke="none" draw:fill="none" draw:fill-color="#00cccc" draw:textarea-horizontal-align="right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 draw:shadow-color="#000000"/>
    </style:style>
    <style:style style:name="pr4" style:family="presentation" style:parent-style-name="Default-backgroundobjects">
      <style:graphic-properties draw:stroke="none" draw:fill="none" draw:fill-color="#00cc99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00cc99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00cc99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backgroundobjects">
      <style:graphic-properties draw:stroke="none" draw:fill="none" draw:fill-color="#00cc99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1-backgroundobjects" style:list-style-name="L3">
      <style:graphic-properties draw:stroke="none" draw:fill="none" draw:fill-color="#00cccc" draw:textarea-horizontal-align="left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 draw:shadow-color="#000000"/>
    </style:style>
    <style:style style:name="pr9" style:family="presentation" style:parent-style-name="Title1-backgroundobjects" style:list-style-name="L3">
      <style:graphic-properties draw:stroke="none" draw:fill="none" draw:fill-color="#00cccc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 draw:shadow-color="#000000"/>
    </style:style>
    <style:style style:name="pr10" style:family="presentation" style:parent-style-name="Title1-backgroundobjects" style:list-style-name="L3">
      <style:graphic-properties draw:stroke="none" draw:fill="none" draw:fill-color="#00cccc" draw:textarea-horizontal-align="right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 draw:shadow-color="#000000"/>
    </style:style>
    <style:style style:name="pr11" style:family="presentation" style:parent-style-name="Title1-backgroundobjects">
      <style:graphic-properties draw:stroke="none" draw:fill="none" draw:fill-color="#00cc99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Title1-backgroundobjects">
      <style:graphic-properties draw:stroke="none" draw:fill="none" draw:fill-color="#00cc99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Title1-backgroundobjects">
      <style:graphic-properties draw:stroke="none" draw:fill="none" draw:fill-color="#00cc99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Title1-backgroundobjects">
      <style:graphic-properties draw:stroke="none" draw:fill="none" draw:fill-color="#00cc99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2pt" fo:language="en" fo:country="GB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g>
        <draw:custom-shape draw:style-name="gr3" draw:text-style-name="P3" draw:layer="backgroundobjects" svg:width="3.016cm" svg:height="19.041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backgroundobjects" svg:width="0.423cm" svg:height="0.427cm" svg:x="0.212cm" svg:y="4.87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3cm" svg:x="0.212cm" svg:y="5.5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7cm" svg:x="0.212cm" svg:y="6.14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3cm" svg:x="0.212cm" svg:y="6.7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18cm" svg:x="0.212cm" svg:y="7.42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8cm" svg:x="0.212cm" svg:y="8.05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3cm" svg:x="0.212cm" svg:y="8.69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3cm" svg:x="0.212cm" svg:y="9.32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3cm" svg:x="0.212cm" svg:y="9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7cm" svg:x="0.212cm" svg:y="10.59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19cm" svg:x="0.212cm" svg:y="11.2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3cm" svg:x="0.212cm" svg:y="11.8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8cm" svg:x="0.212cm" svg:y="12.50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3cm" svg:x="0.212cm" svg:y="13.14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8cm" svg:x="0.212cm" svg:y="13.7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19cm" svg:x="0.212cm" svg:y="14.4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8cm" svg:x="0.212cm" svg:y="15.04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4cm" svg:x="0.212cm" svg:y="15.6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19cm" svg:x="0.212cm" svg:y="16.3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8cm" svg:x="0.212cm" svg:y="16.9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3cm" svg:x="0.212cm" svg:y="17.5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8cm" svg:x="0.212cm" svg:y="18.2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3cm" svg:x="0.212cm" svg:y="0.4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3cm" svg:x="0.212cm" svg:y="1.0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4cm" svg:x="0.212cm" svg:y="1.72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19cm" svg:x="0.212cm" svg:y="2.35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4cm" svg:x="0.212cm" svg:y="2.99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8cm" svg:x="0.212cm" svg:y="3.6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19cm" svg:x="0.212cm" svg:y="4.26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Default-title" draw:layer="backgroundobjects" svg:width="21.59cm" svg:height="3.176cm" svg:x="3.175cm" svg:y="1.692cm" presentation:class="title" presentation:placeholder="true">
        <draw:text-box/>
      </draw:frame>
      <draw:frame presentation:style-name="pr1" draw:text-style-name="P5" draw:layer="backgroundobjects" svg:width="5.292cm" svg:height="1.271cm" svg:x="3.175cm" svg:y="17.357cm" presentation:class="date-time">
        <draw:text-box>
          <text:p text:style-name="P4"><text:span text:style-name="T1"><presentation:date-time/></text:span></text:p>
        </draw:text-box>
      </draw:frame>
      <draw:frame presentation:style-name="pr2" draw:text-style-name="P7" draw:layer="backgroundobjects" svg:width="8.044cm" svg:height="1.271cm" svg:x="9.948cm" svg:y="17.357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5.292cm" svg:height="1.271cm" svg:x="19.473cm" svg:y="17.357cm" presentation:class="page-number">
        <draw:text-box>
          <text:p text:style-name="P8"><text:span text:style-name="T1"><text:page-number>&lt;number&gt;</text:page-number></text:span></text:p>
        </draw:text-box>
      </draw:frame>
      <draw:frame presentation:style-name="Default-outline1" draw:layer="backgroundobjects" svg:width="21.59cm" svg:height="14.703cm" svg:x="3.25cm" svg:y="5.406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5" draw:text-style-name="P10" draw:layer="backgroundobjects" svg:width="19.05cm" svg:height="25.4cm" svg:x="0cm" svg:y="0cm">
          <text:p/>
        </draw:rect>
        <draw:frame presentation:style-name="pr4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5" draw:text-style-name="P9" draw:layer="backgroundobjects" svg:width="8.255cm" svg:height="1.271cm" svg:x="10.794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-0.001cm" svg:y="24.129cm" presentation:class="footer">
          <draw:text-box>
            <text:p text:style-name="P4"><text:span text:style-name="T2"><presentation:footer/></text:span></text:p>
          </draw:text-box>
        </draw:frame>
        <draw:frame presentation:style-name="pr7" draw:text-style-name="P9" draw:layer="backgroundobjects" svg:width="8.255cm" svg:height="1.271cm" svg:x="10.794cm" svg:y="24.129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g>
        <draw:custom-shape draw:style-name="gr3" draw:text-style-name="P3" draw:layer="backgroundobjects" svg:width="3.016cm" svg:height="19.041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backgroundobjects" svg:width="0.423cm" svg:height="0.427cm" svg:x="0.212cm" svg:y="4.87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8cm" svg:x="0.212cm" svg:y="5.5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7cm" svg:x="0.212cm" svg:y="6.14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8cm" svg:x="0.212cm" svg:y="6.7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18cm" svg:x="0.212cm" svg:y="7.42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3cm" svg:x="0.212cm" svg:y="8.05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3cm" svg:x="0.212cm" svg:y="8.69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14cm" svg:x="0.212cm" svg:y="9.3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3cm" svg:x="0.212cm" svg:y="9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3cm" svg:x="0.212cm" svg:y="10.6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15cm" svg:x="0.212cm" svg:y="11.2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7cm" svg:x="0.212cm" svg:y="11.8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8cm" svg:x="0.212cm" svg:y="12.50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7cm" svg:x="0.212cm" svg:y="13.13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8cm" svg:x="0.212cm" svg:y="13.7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19cm" svg:x="0.212cm" svg:y="14.4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8cm" svg:x="0.212cm" svg:y="15.04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8cm" svg:x="0.212cm" svg:y="15.6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19cm" svg:x="0.212cm" svg:y="16.3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8cm" svg:x="0.212cm" svg:y="16.9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3cm" svg:x="0.212cm" svg:y="17.5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19cm" svg:x="0.212cm" svg:y="18.2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15cm" svg:x="0.212cm" svg:y="0.4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3cm" svg:x="0.212cm" svg:y="1.0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4cm" svg:x="0.212cm" svg:y="1.72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19cm" svg:x="0.212cm" svg:y="2.35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8cm" svg:x="0.212cm" svg:y="2.9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28cm" svg:x="0.212cm" svg:y="3.6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0.423cm" svg:height="0.419cm" svg:x="0.212cm" svg:y="4.26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Title1-title" draw:layer="backgroundobjects" svg:width="21.59cm" svg:height="3.176cm" svg:x="3.175cm" svg:y="6.349cm" presentation:class="title" presentation:placeholder="true">
        <draw:text-box/>
      </draw:frame>
      <draw:frame presentation:style-name="pr8" draw:text-style-name="P5" draw:layer="backgroundobjects" svg:width="5.292cm" svg:height="1.271cm" svg:x="3.175cm" svg:y="17.357cm" presentation:class="date-time">
        <draw:text-box>
          <text:p text:style-name="P4"><text:span text:style-name="T1"><presentation:date-time/></text:span></text:p>
        </draw:text-box>
      </draw:frame>
      <draw:frame presentation:style-name="pr9" draw:text-style-name="P7" draw:layer="backgroundobjects" svg:width="8.044cm" svg:height="1.271cm" svg:x="9.948cm" svg:y="17.357cm" presentation:class="footer">
        <draw:text-box>
          <text:p text:style-name="P6"><text:span text:style-name="T1"><presentation:footer/></text:span></text:p>
        </draw:text-box>
      </draw:frame>
      <draw:frame presentation:style-name="pr10" draw:text-style-name="P9" draw:layer="backgroundobjects" svg:width="5.292cm" svg:height="1.271cm" svg:x="19.473cm" svg:y="17.357cm" presentation:class="page-number">
        <draw:text-box>
          <text:p text:style-name="P8"><text:span text:style-name="T1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5" draw:text-style-name="P10" draw:layer="backgroundobjects" svg:width="19.05cm" svg:height="25.4cm" svg:x="0cm" svg:y="0cm">
          <text:p/>
        </draw:rect>
        <draw:frame presentation:style-name="pr11" draw:text-style-name="P5" draw:layer="backgroundobjects" svg:width="8.255cm" svg:height="1.271cm" svg:x="-0.001cm" svg:y="0cm" presentation:class="header" presentation:user-transformed="true">
          <draw:text-box>
            <text:p text:style-name="P4"><text:span text:style-name="T2"><presentation:header/></text:span></text:p>
          </draw:text-box>
        </draw:frame>
        <draw:frame presentation:style-name="pr12" draw:text-style-name="P9" draw:layer="backgroundobjects" svg:width="8.255cm" svg:height="1.271cm" svg:x="10.794cm" svg:y="0cm" presentation:class="date-time" presentation:user-transformed="true">
          <draw:text-box>
            <text:p text:style-name="P8"><text:span text:style-name="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 presentation:user-transformed="true">
          <draw:text-box/>
        </draw:frame>
        <draw:frame presentation:style-name="pr13" draw:text-style-name="P5" draw:layer="backgroundobjects" svg:width="8.255cm" svg:height="1.271cm" svg:x="-0.001cm" svg:y="24.129cm" presentation:class="footer" presentation:user-transformed="true">
          <draw:text-box>
            <text:p text:style-name="P4"><text:span text:style-name="T2"><presentation:footer/></text:span></text:p>
          </draw:text-box>
        </draw:frame>
        <draw:frame presentation:style-name="pr14" draw:text-style-name="P9" draw:layer="backgroundobjects" svg:width="8.255cm" svg:height="1.271cm" svg:x="10.794cm" svg:y="24.129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7$Linux OpenOffice.org_project/680m97$Build-8905</meta:generator>
    <dc:title>IST4Balt project Project information dissemination using open s</dc:title>
    <meta:initial-creator>Juozas</meta:initial-creator>
    <meta:creation-date>2005-04-05T11:06:42</meta:creation-date>
    <dc:creator>Juozas</dc:creator>
    <dc:date>2005-05-20T07:08:12</dc:date>
    <dc:language>en-US</dc:language>
    <meta:editing-cycles>5</meta:editing-cycles>
    <meta:editing-duration>PT1H27M7S</meta:editing-duration>
    <meta:user-defined meta:name="Info 1"/>
    <meta:user-defined meta:name="Info 2"/>
    <meta:user-defined meta:name="Info 3"/>
    <meta:user-defined meta:name="Info 4"/>
    <meta:document-statistic meta:object-count="134"/>
  </office:meta>
</office:document-meta>
</file>